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23a3c"/>
    </style:style>
    <style:style style:name="P3" style:family="paragraph" style:parent-style-name="Standard" style:list-style-name="L1">
      <style:text-properties officeooo:paragraph-rsid="0014081d"/>
    </style:style>
    <style:style style:name="P4" style:family="paragraph" style:parent-style-name="Standard" style:list-style-name="L1">
      <style:text-properties officeooo:paragraph-rsid="00198261"/>
    </style:style>
    <style:style style:name="P5" style:family="paragraph" style:parent-style-name="Standard" style:list-style-name="L1">
      <style:text-properties officeooo:paragraph-rsid="0016de4b"/>
    </style:style>
    <style:style style:name="P6" style:family="paragraph" style:parent-style-name="Standard" style:list-style-name="L1">
      <style:text-properties officeooo:rsid="00123a3c" officeooo:paragraph-rsid="00123a3c"/>
    </style:style>
    <style:style style:name="P7" style:family="paragraph" style:parent-style-name="Standard" style:list-style-name="L1">
      <style:text-properties officeooo:rsid="00123a3c" officeooo:paragraph-rsid="0014081d"/>
    </style:style>
    <style:style style:name="P8" style:family="paragraph" style:parent-style-name="Standard" style:list-style-name="L1">
      <style:text-properties officeooo:rsid="00123a3c" officeooo:paragraph-rsid="0016de4b"/>
    </style:style>
    <style:style style:name="P9" style:family="paragraph" style:parent-style-name="Standard" style:list-style-name="L1">
      <style:text-properties officeooo:rsid="0014081d" officeooo:paragraph-rsid="0014081d"/>
    </style:style>
    <style:style style:name="P10" style:family="paragraph" style:parent-style-name="Standard" style:list-style-name="L1">
      <style:text-properties officeooo:rsid="00198261" officeooo:paragraph-rsid="00198261"/>
    </style:style>
    <style:style style:name="P11" style:family="paragraph" style:parent-style-name="Standard" style:list-style-name="L1">
      <style:text-properties officeooo:rsid="0015bd1c" officeooo:paragraph-rsid="0015bd1c"/>
    </style:style>
    <style:style style:name="P12" style:family="paragraph" style:parent-style-name="Standard" style:list-style-name="L1">
      <style:text-properties officeooo:rsid="00189b5a" officeooo:paragraph-rsid="00189b5a"/>
    </style:style>
    <style:style style:name="P13" style:family="paragraph" style:parent-style-name="Standard" style:list-style-name="L1">
      <style:text-properties officeooo:rsid="0019df52" officeooo:paragraph-rsid="0019df52"/>
    </style:style>
    <style:style style:name="T1" style:family="text">
      <style:text-properties officeooo:rsid="00123a3c"/>
    </style:style>
    <style:style style:name="T2" style:family="text">
      <style:text-properties officeooo:rsid="0014081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de4b"/>
    </style:style>
    <style:style style:name="T5" style:family="text">
      <style:text-properties officeooo:rsid="001982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0703627" text:style-name="L1">
        <text:list-item>
          <text:p text:style-name="P1">Relaciones</text:p>
          <text:list>
            <text:list-item>
              <text:p text:style-name="P13">relación prematrimonial</text:p>
            </text:list-item>
            <text:list-item>
              <text:p text:style-name="P6">Monogamia</text:p>
            </text:list-item>
            <text:list-item>
              <text:p text:style-name="P2">Poligamia</text:p>
            </text:list-item>
          </text:list>
        </text:list-item>
      </text:list>
      <text:p text:style-name="Standard"/>
      <text:list xml:id="list153456152511705" text:continue-numbering="true" text:style-name="L1">
        <text:list-item>
          <text:p text:style-name="P1">Actos</text:p>
          <text:list>
            <text:list-item>
              <text:p text:style-name="P2">Boda</text:p>
            </text:list-item>
            <text:list-item>
              <text:p text:style-name="P2">Parto</text:p>
            </text:list-item>
            <text:list-item>
              <text:p text:style-name="P2">Aborto natural</text:p>
            </text:list-item>
            <text:list-item>
              <text:p text:style-name="P1">Aborto provocado</text:p>
            </text:list-item>
            <text:list-item>
              <text:p text:style-name="P2">Fertilización</text:p>
            </text:list-item>
            <text:list-item>
              <text:p text:style-name="P2">Acto sexual</text:p>
              <text:list>
                <text:list-item>
                  <text:p text:style-name="P9">Partes</text:p>
                  <text:list>
                    <text:list-item>
                      <text:p text:style-name="P10">Tiempo romántico-erótico en pareja</text:p>
                    </text:list-item>
                    <text:list-item>
                      <text:p text:style-name="P9">Inicitación a práctica <text:span text:style-name="T5">sexual</text:span></text:p>
                    </text:list-item>
                    <text:list-item>
                      <text:p text:style-name="P7">Orgasmo</text:p>
                    </text:list-item>
                    <text:list-item>
                      <text:p text:style-name="P3">Eyaculación</text:p>
                    </text:list-item>
                    <text:list-item>
                      <text:p text:style-name="P9">Tiempo después del sexo</text:p>
                    </text:list-item>
                  </text:list>
                </text:list-item>
                <text:list-item>
                  <text:p text:style-name="P6">Tipos, posiciones <text:span text:style-name="T2">y partes</text:span></text:p>
                  <text:list>
                    <text:list-item>
                      <text:p text:style-name="P3">Acto sexual penetrativo vaginal (coito)</text:p>
                    </text:list-item>
                    <text:list-item>
                      <text:p text:style-name="P2">Primer acto sexual</text:p>
                    </text:list-item>
                    <text:list-item>
                      <text:p text:style-name="P2"><text:span text:style-name="T1">C</text:span>oitus interruptus <text:span text:style-name="T2">(penetración vaginal eyaculando fuera)</text:span></text:p>
                    </text:list-item>
                    <text:list-item>
                      <text:p text:style-name="P2">Masturbación</text:p>
                    </text:list-item>
                    <text:list-item>
                      <text:p text:style-name="P2">Práctia de sexo oral</text:p>
                    </text:list-item>
                    <text:list-item>
                      <text:p text:style-name="P6">Práctica de sexo anal</text:p>
                    </text:list-item>
                    <text:list-item>
                      <text:p text:style-name="P9">Práctica de sexo sin penetración (<text:span text:style-name="T3">frottage, petting</text:span>)</text:p>
                    </text:list-item>
                    <text:list-item>
                      <text:p text:style-name="P4"><text:span text:style-name="T5">Práctica de sexo no consentida a mujeres (v</text:span>iolación<text:span text:style-name="T5">)</text:span></text:p>
                    </text:list-item>
                    <text:list-item>
                      <text:p text:style-name="P4"><text:span text:style-name="T5">Práctica de sexo no consentida a hombres (v</text:span>iolación<text:span text:style-name="T5">)</text:span></text:p>
                    </text:list-item>
                    <text:list-item>
                      <text:p text:style-name="P4">Otras prácticas sexuales</text:p>
                    </text:list-item>
                    <text:list-item>
                      <text:p text:style-name="P2">Contacto físico erótico</text:p>
                    </text:list-item>
                    <text:list-item>
                      <text:p text:style-name="P2">Acoso sexual a mujer</text:p>
                    </text:list-item>
                    <text:list-item>
                      <text:p text:style-name="P2">Acoso sexual a hombre</text:p>
                    </text:list-item>
                    <text:list-item>
                      <text:p text:style-name="P9">Desar sexualmente a alguien</text:p>
                    </text:list-item>
                  </text:list>
                </text:list-item>
                <text:list-item>
                  <text:p text:style-name="P9">Por situación</text:p>
                  <text:list>
                    <text:list-item>
                      <text:p text:style-name="P9">Práctica de sexo </text:p>
                    </text:list-item>
                    <text:list-item>
                      <text:p text:style-name="P3">Acto sexual en el matrimonio</text:p>
                    </text:list-item>
                    <text:list-item>
                      <text:p text:style-name="P3">Práctica sexual fuera del matrimonio (fornicación)</text:p>
                    </text:list-item>
                    <text:list-item>
                      <text:p text:style-name="P3">Práctica sexual antes del matrimonio</text:p>
                    </text:list-item>
                    <text:list-item>
                      <text:p text:style-name="P9">Práctica de sexo al aire libre</text:p>
                    </text:list-item>
                  </text:list>
                </text:list-item>
                <text:list-item>
                  <text:p text:style-name="P9">Por participantes</text:p>
                  <text:list>
                    <text:list-item>
                      <text:p text:style-name="P2">Acto sexual por dinero o bienes (prostitución)</text:p>
                    </text:list-item>
                    <text:list-item>
                      <text:p text:style-name="P1">Acto sexual con personal religioso (sacerdotisas)</text:p>
                    </text:list-item>
                    <text:list-item>
                      <text:p text:style-name="P2">Práctica sexual entre hombres (sexo gay)</text:p>
                    </text:list-item>
                    <text:list-item>
                      <text:p text:style-name="P2">Práctica sexual entre mujeres (sexo lésbico)</text:p>
                    </text:list-item>
                    <text:list-item>
                      <text:p text:style-name="P6">Acto sexual entre hijos y padres</text:p>
                    </text:list-item>
                    <text:list-item>
                      <text:p text:style-name="P6">Acto sexual entre herman@s</text:p>
                    </text:list-item>
                    <text:list-item>
                      <text:p text:style-name="P2"><text:span text:style-name="T1">Acto sexual con tí@s o </text:span><text:a xlink:type="simple" xlink:href="mailto:prim@s" text:style-name="Internet_20_link" text:visited-style-name="Visited_20_Internet_20_Link"><text:span text:style-name="T1">prim@s</text:span></text:a></text:p>
                    </text:list-item>
                    <text:list-item>
                      <text:p text:style-name="P11">Acto sexual entre humanos y ángeles</text:p>
                    </text:list-item>
                    <text:list-item>
                      <text:p text:style-name="P12">Acto sexual entre humanos y animales</text:p>
                    </text:list-item>
                    <text:list-item>
                      <text:p text:style-name="P12">Acto sexual entre animales</text:p>
                    </text:list-item>
                    <text:list-item>
                      <text:p text:style-name="P11">Acto sexual entre más de dos persona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53455310698449" text:continue-numbering="true" text:style-name="L1">
        <text:list-item>
          <text:p text:style-name="P1"><text:soft-page-break/>Situaciones</text:p>
          <text:list>
            <text:list-item>
              <text:p text:style-name="P6">Virgindad</text:p>
            </text:list-item>
            <text:list-item>
              <text:p text:style-name="P1">Infertilidad</text:p>
            </text:list-item>
            <text:list-item>
              <text:p text:style-name="P1">Desnudez</text:p>
            </text:list-item>
          </text:list>
        </text:list-item>
      </text:list>
      <text:p text:style-name="Standard"/>
      <text:list xml:id="list153456087142596" text:continue-numbering="true" text:style-name="L1">
        <text:list-item>
          <text:p text:style-name="P1">Partes y funciones corporales </text:p>
          <text:list>
            <text:list-item>
              <text:p text:style-name="P1">Órgano sexual masculino (pene y testítulos)</text:p>
            </text:list-item>
            <text:list-item>
              <text:p text:style-name="P1">Órgano sexual femenino (vagina, clítoris y vulva)</text:p>
            </text:list-item>
            <text:list-item>
              <text:p text:style-name="P1">Ano y glúteos</text:p>
            </text:list-item>
            <text:list-item>
              <text:p text:style-name="P1">Pechos femeninos</text:p>
            </text:list-item>
            <text:list-item>
              <text:p text:style-name="P1">Pechos masculinos</text:p>
            </text:list-item>
            <text:list-item>
              <text:p text:style-name="P1">Menstruación</text:p>
            </text:list-item>
          </text:list>
        </text:list-item>
      </text:list>
      <text:p text:style-name="Standard"/>
      <text:list xml:id="list153456962145037" text:continue-numbering="true" text:style-name="L1">
        <text:list-item>
          <text:p text:style-name="P1">Objetos</text:p>
        </text:list-item>
      </text:list>
      <text:p text:style-name="Standard"/>
      <text:list xml:id="list153456432199909" text:continue-numbering="true" text:style-name="L1">
        <text:list-item>
          <text:p text:style-name="P1">Grupos</text:p>
          <text:list>
            <text:list-item>
              <text:p text:style-name="P1"><text:span text:style-name="T4">Hombres homosexuales (g</text:span>ays<text:span text:style-name="T4">)</text:span></text:p>
            </text:list-item>
            <text:list-item>
              <text:p text:style-name="P1"><text:span text:style-name="T4">Mujeres homosexuales (l</text:span>esbianas<text:span text:style-name="T4">)</text:span></text:p>
            </text:list-item>
            <text:list-item>
              <text:p text:style-name="P5"><text:span text:style-name="T4">Personas que no se identifican claramente como hombre o mujer (t</text:span>ransexuales<text:span text:style-name="T4">)</text:span></text:p>
            </text:list-item>
            <text:list-item>
              <text:p text:style-name="P5"><text:span text:style-name="T4">Persona que no tiene genitales (</text:span>eunucos<text:span text:style-name="T4">)</text:span></text:p>
            </text:list-item>
            <text:list-item>
              <text:p text:style-name="P2"><text:span text:style-name="T4">Mujeres que realizan sexo por dinero o bienes (p</text:span>rostitutas<text:span text:style-name="T4">)</text:span></text:p>
            </text:list-item>
            <text:list-item>
              <text:p text:style-name="P8"><text:span text:style-name="T4">Hombres que realizan sexo por dinero o bienes (p</text:span>rostitutas<text:span text:style-name="T4">)</text:span></text:p>
            </text:list-item>
            <text:list-item>
              <text:p text:style-name="P8"><text:span text:style-name="T4">Mujeres que realizan sexo dentro de una institución religiosa (s</text:span>acerdotisas<text:span text:style-name="T4">)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4:05:20.044936571</meta:creation-date>
    <dc:date>2020-04-08T14:16:51.138594131</dc:date>
    <meta:editing-duration>PT13M2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70" meta:word-count="343" meta:character-count="1956" meta:non-whitespace-character-count="1751"/>
  </office:meta>
</office:document-meta>
</file>